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12cm" fo:break-before="auto" style:use-optimal-row-height="true"/>
    </style:style>
    <style:style style:name="ro3" style:family="table-row">
      <style:table-row-properties style:row-height="0.99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期日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失敗時ロールバックできることを検証</text:p>
          </table:table-cell>
          <table:table-cell table:style-name="ce4" office:value-type="date" office:date-value="2021-10-02" calcext:value-type="date">
            <text:p>10月2日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sonをDBに変換（PHP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失敗時ロールバックできることを検証</text:p>
          </table:table-cell>
          <table:table-cell table:style-name="ce4" office:value-type="date" office:date-value="2021-10-02" calcext:value-type="date">
            <text:p>10月2日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FontAwesomeIconをすべて列挙（main.js）</text:p>
            <text:p>具体的な値を入れてテーブルを完成させておく（変数やメソッドを利用しているとすごく良い）</text:p>
            <text:p>画面遷移追加（テーブル等に記載の遷移先）</text:p>
            <text:p>モーダルウィンドウをjsに変える</text:p>
          </table:table-cell>
          <table:table-cell table:style-name="ce4" office:value-type="date" office:date-value="2021-10-02" calcext:value-type="date">
            <text:p>10月2日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PI作成（PHP）</text:p>
          </table:table-cell>
          <table:table-cell office:value-type="string" calcext:value-type="string">
            <text:p>高</text:p>
          </table:table-cell>
          <table:table-cell/>
          <table:table-cell table:style-name="ce4" office:value-type="date" office:date-value="2021-10-09" calcext:value-type="date">
            <text:p>10月9日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elのローカル内でJson保存できる関数作成</text:p>
          </table:table-cell>
          <table:table-cell table:number-columns-repeated="2"/>
          <table:table-cell table:style-name="ce4" office:value-type="date" office:date-value="2021-10-09" calcext:value-type="date">
            <text:p>10月9日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elで相関図作成機能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elで相関図編集機能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Eelからリクエストを受け取って投稿できる機能作成（PHP）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いいねボタン</text:p>
          </table:table-cell>
          <table:table-cell office:value-type="string" calcext:value-type="string">
            <text:p>低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コメント欄</text:p>
          </table:table-cell>
          <table:table-cell office:value-type="string" calcext:value-type="string">
            <text:p>低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00/00/00</text:date>, <text:time style:data-style-name="N2" text:time-value="19:55:04.08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9-26T20:03:06.170000000</dc:date>
    <meta:editing-duration>PT6H20M21S</meta:editing-duration>
    <meta:editing-cycles>22</meta:editing-cycles>
    <meta:generator>LibreOffice/7.1.0.3$Windows_X86_64 LibreOffice_project/f6099ecf3d29644b5008cc8f48f42f4a40986e4c</meta:generator>
    <meta:document-statistic meta:table-count="1" meta:cell-count="34" meta:object-count="0"/>
  </office:meta>
</office:document-meta>
</file>